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language="es" fo:country="CO" style:font-size-asian="11pt"/>
    </style:style>
    <style:style style:name="P2" style:family="paragraph" style:parent-style-name="Standard">
      <style:text-properties style:font-name="Courier New" fo:font-size="11pt" fo:language="es" fo:country="CO" style:font-size-asian="11pt"/>
    </style:style>
    <style:style style:name="P3" style:family="paragraph" style:parent-style-name="Standard">
      <style:paragraph-properties fo:text-align="justify" style:justify-single-word="false"/>
      <style:text-properties style:font-name="Courier New" fo:font-size="11pt" fo:language="es" fo:country="CO" officeooo:rsid="0008a17e" style:font-size-asian="11pt"/>
    </style:style>
    <style:style style:name="P4" style:family="paragraph" style:parent-style-name="Standard">
      <style:paragraph-properties fo:text-align="justify" style:justify-single-word="false"/>
      <style:text-properties style:font-name="Courier New" fo:font-size="11pt" fo:language="es" fo:country="CO" officeooo:rsid="00263267" officeooo:paragraph-rsid="00263267" style:font-size-asian="11pt"/>
    </style:style>
    <style:style style:name="P5" style:family="paragraph" style:parent-style-name="Standard">
      <style:paragraph-properties fo:text-align="justify" style:justify-single-word="false"/>
      <style:text-properties style:font-name="Courier New" fo:font-size="11pt" fo:language="es" fo:country="CO" style:font-size-asian="11pt"/>
    </style:style>
    <style:style style:name="P6" style:family="paragraph" style:parent-style-name="Standard">
      <style:paragraph-properties fo:text-align="start" style:justify-single-word="false"/>
      <style:text-properties style:font-name="Courier New" fo:font-size="11pt" fo:language="es" fo:country="CO" style:font-size-asian="11pt"/>
    </style:style>
    <style:style style:name="P7" style:family="paragraph" style:parent-style-name="Standard">
      <style:paragraph-properties fo:text-align="justify" style:justify-single-word="false"/>
      <style:text-properties style:font-name="Courier New" fo:font-size="11pt" fo:language="es" fo:country="CO" fo:font-weight="bold" officeooo:rsid="000ff728" officeooo:paragraph-rsid="000ff728" style:font-size-asian="11pt" style:font-weight-asian="bold" style:font-weight-complex="bold"/>
    </style:style>
    <style:style style:name="P8" style:family="paragraph" style:parent-style-name="Standard">
      <style:paragraph-properties fo:text-align="justify" style:justify-single-word="false"/>
      <style:text-properties style:font-name="Courier New" fo:font-size="11pt" fo:language="es" fo:country="CO" fo:font-weight="bold" officeooo:rsid="000ff728" officeooo:paragraph-rsid="00277099" style:font-size-asian="11pt" style:font-weight-asian="bold" style:font-weight-complex="bold"/>
    </style:style>
    <style:style style:name="P9" style:family="paragraph" style:parent-style-name="Standard">
      <style:paragraph-properties fo:text-align="justify" style:justify-single-word="false"/>
      <style:text-properties style:font-name="Courier New" fo:font-size="11pt" fo:language="es" fo:country="CO" fo:font-weight="bold" style:font-size-asian="11pt" style:font-weight-asian="bold" style:font-weight-complex="bold"/>
    </style:style>
    <style:style style:name="P10" style:family="paragraph" style:parent-style-name="Standard">
      <style:paragraph-properties fo:text-align="justify" style:justify-single-word="false"/>
      <style:text-properties fo:color="#000000" style:font-name="Courier New" fo:font-size="10pt" style:font-size-asian="10pt"/>
    </style:style>
    <style:style style:name="P11" style:family="paragraph" style:parent-style-name="Standard">
      <style:paragraph-properties fo:text-align="justify" style:justify-single-word="false"/>
      <style:text-properties fo:font-weight="bold" officeooo:rsid="000633b5" officeooo:paragraph-rsid="000633b5" style:font-weight-asian="bold" style:font-weight-complex="bold"/>
    </style:style>
    <style:style style:name="P12" style:family="paragraph" style:parent-style-name="Standard">
      <style:paragraph-properties fo:text-align="justify" style:justify-single-word="false"/>
      <style:text-properties fo:font-weight="bold" officeooo:rsid="0006dc81" officeooo:paragraph-rsid="0006dc81" style:font-weight-asian="bold"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633b5"/>
    </style:style>
    <style:style style:name="P16" style:family="paragraph" style:parent-style-name="Standard">
      <style:paragraph-properties fo:text-align="justify" style:justify-single-word="false"/>
      <style:text-properties officeooo:paragraph-rsid="000e5bc5"/>
    </style:style>
    <style:style style:name="T1" style:family="text">
      <style:text-properties style:font-name="Courier New" fo:font-size="11pt" fo:language="es" fo:country="CO" style:font-size-asian="11pt"/>
    </style:style>
    <style:style style:name="T2" style:family="text">
      <style:text-properties style:font-name="Courier New" fo:font-size="11pt" fo:language="es" fo:country="CO" officeooo:rsid="000633b5" style:font-size-asian="11pt"/>
    </style:style>
    <style:style style:name="T3" style:family="text">
      <style:text-properties style:font-name="Courier New" fo:font-size="11pt" fo:language="es" fo:country="CO" officeooo:rsid="0006dc81" style:font-size-asian="11pt"/>
    </style:style>
    <style:style style:name="T4" style:family="text">
      <style:text-properties style:font-name="Courier New" fo:font-size="11pt" fo:language="es" fo:country="CO" officeooo:rsid="000bf2d7" style:font-size-asian="11pt"/>
    </style:style>
    <style:style style:name="T5" style:family="text">
      <style:text-properties style:font-name="Courier New" fo:font-size="11pt" fo:language="es" fo:country="CO" officeooo:rsid="000d53c9" style:font-size-asian="11pt"/>
    </style:style>
    <style:style style:name="T6" style:family="text">
      <style:text-properties style:font-name="Courier New" fo:font-size="11pt" fo:language="es" fo:country="CO" officeooo:rsid="00121884" style:font-size-asian="11pt"/>
    </style:style>
    <style:style style:name="T7" style:family="text">
      <style:text-properties style:font-name="Courier New" fo:font-size="11pt" fo:language="es" fo:country="CO" officeooo:rsid="00277099" style:font-size-asian="11pt"/>
    </style:style>
    <style:style style:name="T8" style:family="text">
      <style:text-properties style:font-name="Courier New" fo:font-size="11pt" fo:language="es" fo:country="CO" fo:font-weight="bold" style:font-size-asian="11pt" style:font-weight-asian="bold" style:font-weight-complex="bold"/>
    </style:style>
    <style:style style:name="T9" style:family="text">
      <style:text-properties style:font-name="Courier New" fo:font-size="11pt" fo:language="es" fo:country="CO" fo:font-weight="bold" officeooo:rsid="000633b5" style:font-size-asian="11pt" style:font-weight-asian="bold" style:font-weight-complex="bold"/>
    </style:style>
    <style:style style:name="T10" style:family="text">
      <style:text-properties fo:color="#000000" style:font-name="Courier New" fo:font-size="10pt" style:font-size-asian="10pt"/>
    </style:style>
    <style:style style:name="T11" style:family="text">
      <style:text-properties fo:color="#000000" style:font-name="Courier New" fo:font-size="10pt" style:font-size-asian="10pt"/>
    </style:style>
    <style:style style:name="T12" style:family="text">
      <style:text-properties fo:color="#000000" fo:font-size="10pt" style:font-size-asian="10pt"/>
    </style:style>
    <style:style style:name="T13" style:family="text">
      <style:text-properties fo:color="#a020f0" style:font-name="Courier New" fo:font-size="10pt" style:font-size-asian="10pt"/>
    </style:style>
    <style:style style:name="T14" style:family="text">
      <style:text-properties fo:color="#a020f0" style:font-name="Courier New" fo:font-size="10pt" style:font-size-asian="10pt"/>
    </style:style>
    <style:style style:name="T15" style:family="text">
      <style:text-properties fo:color="#a020f0" style:font-name="Courier New" fo:font-size="10pt" officeooo:rsid="0026ee7a" style:font-size-asian="10pt"/>
    </style:style>
    <style:style style:name="T16" style:family="text">
      <style:text-properties fo:color="#a020f0" fo:font-size="10pt" style:font-size-asian="10pt"/>
    </style:style>
    <style:style style:name="T17" style:family="text">
      <style:text-properties fo:font-weight="bold" officeooo:rsid="000f67a6" style:font-weight-asian="bold" style:font-weight-complex="bold"/>
    </style:style>
    <style:style style:name="T18" style:family="text">
      <style:text-properties fo:font-weight="bold" officeooo:rsid="0015a714" style:font-weight-asian="bold" style:font-weight-complex="bold"/>
    </style:style>
    <style:style style:name="T19" style:family="text">
      <style:text-properties fo:font-weight="bold" officeooo:rsid="00175f4a" style:font-weight-asian="bold" style:font-weight-complex="bold"/>
    </style:style>
    <style:style style:name="T20" style:family="text">
      <style:text-properties fo:font-weight="bold" officeooo:rsid="0017d2dc" style:font-weight-asian="bold" style:font-weight-complex="bold"/>
    </style:style>
    <style:style style:name="T21" style:family="text">
      <style:text-properties fo:font-weight="bold" officeooo:rsid="0018e8ca" style:font-weight-asian="bold" style:font-weight-complex="bold"/>
    </style:style>
    <style:style style:name="T22" style:family="text">
      <style:text-properties fo:font-weight="bold" officeooo:rsid="0019814f" style:font-weight-asian="bold" style:font-weight-complex="bold"/>
    </style:style>
    <style:style style:name="T23" style:family="text">
      <style:text-properties fo:font-weight="bold" officeooo:rsid="0019bb4e" style:font-weight-asian="bold" style:font-weight-complex="bold"/>
    </style:style>
    <style:style style:name="T24" style:family="text">
      <style:text-properties fo:font-weight="bold" officeooo:rsid="001a16c7" style:font-weight-asian="bold" style:font-weight-complex="bold"/>
    </style:style>
    <style:style style:name="T25" style:family="text">
      <style:text-properties fo:font-weight="bold" officeooo:rsid="001a559e" style:font-weight-asian="bold" style:font-weight-complex="bold"/>
    </style:style>
    <style:style style:name="T26" style:family="text">
      <style:text-properties fo:font-weight="bold" officeooo:rsid="001c1b26" style:font-weight-asian="bold" style:font-weight-complex="bold"/>
    </style:style>
    <style:style style:name="T27" style:family="text">
      <style:text-properties fo:font-weight="bold" officeooo:rsid="001d97fb" style:font-weight-asian="bold" style:font-weight-complex="bold"/>
    </style:style>
    <style:style style:name="T28" style:family="text">
      <style:text-properties fo:font-weight="bold" officeooo:rsid="00216e65" style:font-weight-asian="bold" style:font-weight-complex="bold"/>
    </style:style>
    <style:style style:name="T29" style:family="text">
      <style:text-properties fo:font-weight="bold" officeooo:rsid="00247e94" style:font-weight-asian="bold" style:font-weight-complex="bold"/>
    </style:style>
    <style:style style:name="T30" style:family="text">
      <style:text-properties fo:font-weight="bold" officeooo:rsid="0024c2ac" style:font-weight-asian="bold" style:font-weight-complex="bold"/>
    </style:style>
    <style:style style:name="T31" style:family="text">
      <style:text-properties fo:font-weight="bold" officeooo:rsid="00263267" style:font-weight-asian="bold" style:font-weight-complex="bold"/>
    </style:style>
    <style:style style:name="T32" style:family="text">
      <style:text-properties fo:font-weight="bold" officeooo:rsid="00277099" style:font-weight-asian="bold" style:font-weight-complex="bold"/>
    </style:style>
    <style:style style:name="T33" style:family="text">
      <style:text-properties officeooo:rsid="000e5bc5"/>
    </style:style>
    <style:style style:name="T34" style:family="text">
      <style:text-properties fo:color="#0000ff" style:font-name="Courier New"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uan Pablo Moreno Ortiz</text:p>
      <text:p text:style-name="P4">Maestría en ingeniería biomédica</text:p>
      <text:p text:style-name="P4">Universidad de los Andes</text:p>
      <text:p text:style-name="P4">Laboratorio Visión Artificial.</text:p>
      <text:p text:style-name="P4"/>
      <text:p text:style-name="P5">## Reading Images</text:p>
      <text:p text:style-name="P5"/>
      <text:p text:style-name="P5">The [imread]command is used in matlab to read images. </text:p>
      <text:p text:style-name="P5"/>
      <text:p text:style-name="P5">2.Read the ``5.1.12`` image. What is the dimension of the output?</text:p>
      <text:p text:style-name="P15"><text:span text:style-name="T1"><text:s text:c="4"/>&gt; <text:s/></text:span><text:span text:style-name="T9">Imagen</text:span><text:span text:style-name="T8"> blanco y negro, </text:span><text:span text:style-name="T9">con una matriz de</text:span><text:span text:style-name="T8"> 256 x 256 </text:span><text:span text:style-name="T9">(</text:span><text:span text:style-name="T8">65.536) </text:span><text:span text:style-name="T9">pixeles</text:span><text:span text:style-name="T8"> <text:tab/>de 8 bit</text:span><text:span text:style-name="T9">s.</text:span><text:span text:style-name="T1"> </text:span></text:p>
      <text:p text:style-name="P5"/>
      <text:p text:style-name="P5">3.Read the ``4.2.03`` image. What is the dimension of the output?</text:p>
      <text:p text:style-name="P15"><text:span text:style-name="T1"><text:s text:c="4"/>&gt; <text:s/></text:span><text:span text:style-name="T9">I</text:span><text:span text:style-name="T8">magen a color, </text:span><text:span text:style-name="T9">con una matriz de</text:span><text:span text:style-name="T8"> 512 x 512 x 3 (786.432 datos) cada <text:tab/>uno de 8 bits. </text:span><text:span text:style-name="T1"><text:s/></text:span></text:p>
      <text:p text:style-name="P5"/>
      <text:p text:style-name="P5">## Displaying Images</text:p>
      <text:p text:style-name="P5"/>
      <text:p text:style-name="P5">The following commands can be used for displaying images [image],[imshow<text:span text:style-name="T33">].</text:span></text:p>
      <text:p text:style-name="P5"/>
      <text:p text:style-name="P5">2.Try displaying the images read in the previous point using both commands</text:p>
      <text:p text:style-name="P5"/>
      <text:p text:style-name="P5">3.What are the differences?</text:p>
      <text:p text:style-name="P13"><text:span text:style-name="T1"><text:s text:c="4"/>&gt; <text:s/>Con el comando [image] la im</text:span><text:span text:style-name="T2">a</text:span><text:span text:style-name="T1">gen 4.2.03 </text:span><text:span text:style-name="T2">se presenta en una ventana <text:tab/>en la que visualiza la imagen con la escala vertical al lado izquierdo <text:tab/>y horizontal en la parte inferior, estas escalas inician en el punto <text:tab/>superior izquierdo. Tanto la escala como el tamaño de la imagen pueden <text:tab/>ser modificadas al cambiar el tamaño de la ventana, no conservan la <text:tab/>relación entre la altura y el ancho de la imagen original </text:span><text:span text:style-name="T3">y se ve con <text:tab/>todos los colores</text:span><text:span text:style-name="T2">. </text:span><text:span text:style-name="T3">E</text:span><text:span text:style-name="T2">n el caso de la imagen 5.1.12 </text:span><text:span text:style-name="T3">se muestra con la <text:tab/>escala de pixels desde 0 a 256 pero en un tono rojo, se pierde gran <text:tab/>parte de la información con respecto al otro método de visualización <text:tab/>de imágenes.</text:span></text:p>
      <text:p text:style-name="P11"/>
      <text:p text:style-name="P12"><text:span text:style-name="T3"><text:tab/>C</text:span><text:span text:style-name="T1">on el comando [imshow]la imagen 4.2.03 se muestra a todo color, se <text:tab/>conserva la escala entre la altura y el ancho al modificar el tamaño <text:tab/>de la ventana. A diferencia del método [image] no se muestran las <text:tab/>escalas y para la imagen 5.1.12 no se cambia el color de la imagen <text:tab/>original, visualizándose en la escala de grises con lo que se puede <text:tab/>observar toda la información de la imagen.</text:span></text:p>
      <text:p text:style-name="P9"/>
      <text:p text:style-name="P5">## Writing Images</text:p>
      <text:p text:style-name="P5"/>
      <text:p text:style-name="P5">The [imwrite]image is used for writing images to disk</text:p>
      <text:p text:style-name="P5">2.Write one of the images from before as png and as jpg</text:p>
      <text:p text:style-name="P5">3.Write a matlab function that takes the path of an image and converts it to jpg</text:p>
      <text:p text:style-name="P16"><text:span text:style-name="T10"><text:tab/></text:span></text:p>
      <text:p text:style-name="P16"><text:span text:style-name="T10"><text:tab/>close </text:span><text:span text:style-name="T13">all</text:span></text:p>
      <text:p text:style-name="P14"><text:span text:style-name="T10"><text:tab/>clear </text:span><text:span text:style-name="T13">all</text:span></text:p>
      <text:p text:style-name="P14"><text:span text:style-name="T10"><text:tab/>path = </text:span><text:span text:style-name="T13">'C:\Users\JUAN\Documents\MATLAB\misc\</text:span><text:span text:style-name="T15">4</text:span><text:span text:style-name="T13">.</text:span><text:span text:style-name="T15">2</text:span><text:span text:style-name="T13">.03.tiff'</text:span><text:span text:style-name="T10">;</text:span></text:p>
      <text:p text:style-name="P14"><text:span text:style-name="T10"><text:tab/>name = </text:span><text:span text:style-name="T13">'</text:span><text:span text:style-name="T15">imagen</text:span><text:span text:style-name="T13">'</text:span><text:span text:style-name="T10">;</text:span></text:p>
      <text:p text:style-name="P14"><text:span text:style-name="T10"><text:tab/>format = </text:span><text:span text:style-name="T13">'jpg'</text:span><text:span text:style-name="T10">;</text:span></text:p>
      <text:p text:style-name="P14"><text:span text:style-name="T10"><text:tab/>nombre = strcat(name,</text:span><text:span text:style-name="T13">'.'</text:span><text:span text:style-name="T10">,format);</text:span></text:p>
      <text:p text:style-name="P10"><text:soft-page-break/><text:tab/>im = imread(path);</text:p>
      <text:p text:style-name="P10"><text:tab/>imwrite(im,nombre,format)</text:p>
      <text:p text:style-name="P3"/>
      <text:p text:style-name="P5">## Matlab and the shell</text:p>
      <text:p text:style-name="P5"/>
      <text:p text:style-name="P5">### Shell from Matlab</text:p>
      <text:p text:style-name="P5">2. <text:s/>Try it (for example ``!ps``)</text:p>
      <text:p text:style-name="P5"><text:tab/><text:span text:style-name="T17">&gt; Para windows esto se logra ejecutando !tasklist.exe &amp;</text:span></text:p>
      <text:p text:style-name="P5"/>
      <text:p text:style-name="P5">### Matlab from the shell</text:p>
      <text:p text:style-name="P5"/>
      <text:p text:style-name="P5">### Exercise</text:p>
      <text:p text:style-name="P5"/>
      <text:p text:style-name="P5">1. <text:s/>Create a script for converting all tiff images to jpeg</text:p>
      <text:p text:style-name="P5"/>
      <text:p text:style-name="P5">2. <text:s/>Save this script in the matlab lab folder of your git repository</text:p>
      <text:p text:style-name="P7"><text:tab/>&gt; Se desarrollo el programa para su ejecución desde el cmd de windows, <text:tab/>desde allí se llama el código matlab que toma las imágenes desde la <text:tab/>carpeta especificada, el código cmd se muestra acontinuación y se <text:tab/>encuentra en archivo ejecutable “iniciomatlab.cmd”.</text:p>
      <text:p text:style-name="P8"><text:tab/><text:tab/></text:p>
      <text:p text:style-name="P8"><text:tab/><text:tab/>@echo off</text:p>
      <text:p text:style-name="P7"><text:tab/><text:tab/>matlab -nosplash -sd "C:\Users\JUAN\Documents\MATLAB\misc" -r <text:tab/><text:tab/>"cftc"</text:p>
      <text:p text:style-name="P8"><text:tab/></text:p>
      <text:p text:style-name="P8"><text:tab/>para definir la ubicación de las imágenes es necesario editar el <text:tab/>archivo cmd y modificar la ruta de acceso que en este caso es <text:tab/>"C:\Users\JUAN\Documents\MATLAB\misc", se recomienda guardar en la <text:tab/>misma carpeta el archivo matlab “cftc.m”, este archivo contiene el <text:tab/>código matlab para la conversión de todos los archivos .tiff que se <text:tab/>encudentren en la carpeta especificada en el archivo cmd. El código <text:tab/>matlab se muestra a continuación.</text:p>
      <text:p text:style-name="P8"><text:span text:style-name="T12"><text:tab/></text:span></text:p>
      <text:p text:style-name="P8"><text:span text:style-name="T12"><text:tab/>close </text:span><text:span text:style-name="T16">all</text:span></text:p>
      <text:p text:style-name="P14"><text:span text:style-name="T10"><text:tab/>clear </text:span><text:span text:style-name="T13">all</text:span></text:p>
      <text:p text:style-name="P14"><text:span text:style-name="T10"><text:tab/>clc</text:span></text:p>
      <text:p text:style-name="P14"><text:span text:style-name="T10"><text:tab/>carpeta = dir(strcat(pwd,</text:span><text:span text:style-name="T13">'\*.tiff'</text:span><text:span text:style-name="T10">));</text:span></text:p>
      <text:p text:style-name="P14"><text:span text:style-name="T10"><text:tab/>format = </text:span><text:span text:style-name="T13">'jpg'</text:span><text:span text:style-name="T10">;</text:span></text:p>
      <text:p text:style-name="P14"><text:span text:style-name="T34"><text:tab/>for</text:span><text:span text:style-name="T10"> k = 1:length(carpeta) </text:span></text:p>
      <text:p text:style-name="P14"><text:span text:style-name="T10"><text:tab/>imagen = carpeta(k).name; </text:span></text:p>
      <text:p text:style-name="P14"><text:span text:style-name="T10"><text:tab/>I = imread(strcat(pwd,</text:span><text:span text:style-name="T13">'\'</text:span><text:span text:style-name="T10">,imagen));</text:span></text:p>
      <text:p text:style-name="P14"><text:span text:style-name="T10"><text:tab/>nombre = strcat(imagen,</text:span><text:span text:style-name="T13">' a jpg'</text:span><text:span text:style-name="T10">,</text:span><text:span text:style-name="T13">'.'</text:span><text:span text:style-name="T10">,format);</text:span></text:p>
      <text:p text:style-name="P14"><text:span text:style-name="T10"><text:tab/>imwrite(I,nombre,format)</text:span></text:p>
      <text:p text:style-name="P14"><text:span text:style-name="T34"><text:tab/>end</text:span></text:p>
      <text:p text:style-name="P7"/>
      <text:p text:style-name="P5">## Filters</text:p>
      <text:p text:style-name="P5"/>
      <text:p text:style-name="P5">### Adding noise</text:p>
      <text:p text:style-name="P5"/>
      <text:p text:style-name="P5">The [imnoise]can be used to add noise to images.</text:p>
      <text:p text:style-name="P14"><text:span text:style-name="T1">2. <text:s/>Try the diffente noise types, and save the noisy images to the repository (5 images)</text:span></text:p>
      <text:p text:style-name="P5">3. <text:s/>Try saving noisy images as jpg, what happens?</text:p>
      <text:p text:style-name="P5"/>
      <text:p text:style-name="P14"><text:span text:style-name="T1"><text:s text:c="4"/>&gt; </text:span><text:span text:style-name="T4">En todos los casos cuando se guarda la imagen en formato jpg los </text:span><text:soft-page-break/><text:span text:style-name="T4">componentes de ruido </text:span><text:span text:style-name="T5">se ven mas opacos, esto se ve con más claridad en el caso del ruido “salt &amp; pepper”, donde los puntos blancos no son tan brillantes como en la im</text:span><text:span text:style-name="T6">a</text:span><text:span text:style-name="T5">gen de formato tiff. </text:span><text:span text:style-name="T6">Las diferencias se ven en el tamaño del archivo, las imágenes en formato tiff pesan 775KB mientras que en formato jpg pesan 111KB, lo cual sugiere una perdida de información que puede explicar la diferencia en la visualización de las </text:span><text:span text:style-name="T7">imágenes.</text:span></text:p>
      <text:p text:style-name="P5"/>
      <text:p text:style-name="P5">### Median filter</text:p>
      <text:p text:style-name="P5"/>
      <text:p text:style-name="P5">These filters can be applied to a an image in order to remove noise. </text:p>
      <text:p text:style-name="P5">- <text:s text:c="2"/>To apply a mean filter create it with the function [fspecial]and apply it with [imfilter](http://www.mathworks.com/help/images/ref/imfilter.html) </text:p>
      <text:p text:style-name="P5">- <text:s text:c="2"/>To apply a median filter use the function [medfilt2](http://www.mathworks.com/help/images/ref/medfilt2.html)</text:p>
      <text:p text:style-name="P5"/>
      <text:p text:style-name="P5">1. <text:s/>Read the manuals for the functions described above</text:p>
      <text:p text:style-name="P5">2. <text:s/>Try applying both kinds of filters to noisy images. Be sure to zoom in to see the effects</text:p>
      <text:p text:style-name="P5">3. <text:s/>Try different sizes for the filters</text:p>
      <text:p text:style-name="P5">4. <text:s/>Which filter works best for salt &amp; pepper noise?</text:p>
      <text:p text:style-name="P5"/>
      <text:p text:style-name="P5"><text:s text:c="4"/><text:span text:style-name="T18">&gt; </text:span><text:span text:style-name="T19">En el caso de las </text:span><text:span text:style-name="T32">imágenes</text:span><text:span text:style-name="T19"> a color el uso del filtro medfilt2 generó <text:tab/>error, lo que no ocurrió con el uso de </text:span><text:span text:style-name="T20">fspecial, imfilter, donde uno <text:tab/>de los filtros que se comportó mejor para el ruido salt &amp; pepper fue <text:tab/>el filtro gausiano con un sigma de 3 y el filtro Average con una <text:tab/>matriz de 4x4, sin embargo en estos filtros no solo se afecta el ruido <text:tab/>sino toda la imagen en gran medida, </text:span><text:span text:style-name="T22">para imágenes blanco y negro con <text:tab/>filtro gaussiano y average se eliminan los puntos negros de ruido pero <text:tab/>se mantienen algunos puntos blancos de ruido en tonos menos blancos.</text:span><text:span text:style-name="T20"> <text:tab/>Por otra parte con el uso de medfilt2 para imágenes en blanco y negro <text:tab/>elimina de forma eficiente el ruido salt &amp; pepper, en el caso de la <text:s/><text:tab/>imagen del reloj “5.1.12” que presenta una linea en la parte izquierda <text:tab/>al aplicar el medfilt2 se elimina el ruido </text:span><text:span text:style-name="T21">en su mayoría</text:span><text:span text:style-name="T20"> y la linea <text:tab/></text:span><text:span text:style-name="T21">también desaparece</text:span><text:span text:style-name="T20">.</text:span></text:p>
      <text:p text:style-name="P5"/>
      <text:p text:style-name="P5"/>
      <text:p text:style-name="P5">### Blur</text:p>
      <text:p text:style-name="P5"/>
      <text:p text:style-name="P5">To blur or smooth an image we can use the mean filter described above. We can also use the gaussian filter</text:p>
      <text:p text:style-name="P5"/>
      <text:p text:style-name="P5">1. <text:s/>Smooth an image using average and gaussian filters</text:p>
      <text:p text:style-name="P5">2. <text:s/>Try different sizes for the filters</text:p>
      <text:p text:style-name="P5">3. <text:s/>What differences do you notice?</text:p>
      <text:p text:style-name="P5"/>
      <text:p text:style-name="P5"><text:s text:c="4"/><text:span text:style-name="T23">&gt; Se observa que el desenfoque de la imagen es más rápido al modificar <text:tab/>los parámetros del filtro average con respecto al gausiano, este <text:tab/>cambio de enfoque percibe más lineal en el average.</text:span></text:p>
      <text:p text:style-name="P5"/>
      <text:p text:style-name="P5">### Sharpen</text:p>
      <text:p text:style-name="P5"/>
      <text:p text:style-name="P5">The [imsharpen](http://www.mathworks.com/help/images/ref/imsharpen.html) function lets us sharpen an image. </text:p>
      <text:p text:style-name="P5"/>
      <text:p text:style-name="P5"><text:soft-page-break/>1. <text:s/>Sharp the ``5.1.12`` image. What do you notice?</text:p>
      <text:p text:style-name="P5"/>
      <text:p text:style-name="P5"><text:s text:c="4"/>&gt; <text:span text:style-name="T24">Es mejorada el contraste de la imagen, los puntos que tienden a tonos <text:tab/>negros son más negros por lo que la linea a la izquierda de la imagen <text:tab/>se ve más definida al igual que los números del reloj. Se diferencian <text:tab/>mejor las estructuras dentro de la imagen del porta retratos.</text:span></text:p>
      <text:p text:style-name="P5"><text:span text:style-name="T24"/></text:p>
      <text:p text:style-name="P5"/>
      <text:p text:style-name="P5">2.Sharp a blurred image. What do you notice?</text:p>
      <text:p text:style-name="P5"/>
      <text:p text:style-name="P5"><text:s text:c="4"/>&gt; <text:span text:style-name="T25">El suavizado es contrarrestado por la función imsharpen, controlando <text:tab/>el radio y la cantidad dentro de la función Sharp se resaltan los <text:tab/>bordes, diferenciando mejor las estructuras dentro de la imagen.</text:span></text:p>
      <text:p text:style-name="P5"/>
      <text:p text:style-name="P5">### Edge detection</text:p>
      <text:p text:style-name="P5"/>
      <text:p text:style-name="P5">The following filters from fspecil can be used to enhance edges in an image</text:p>
      <text:p text:style-name="P5">- <text:s text:c="2"/>laplacian</text:p>
      <text:p text:style-name="P5">- <text:s text:c="2"/>log</text:p>
      <text:p text:style-name="P5">- <text:s text:c="2"/>prewitt</text:p>
      <text:p text:style-name="P5">- <text:s text:c="2"/>sobel</text:p>
      <text:p text:style-name="P5"/>
      <text:p text:style-name="P5">Notice that the last two filters detect horizontal edges, in order to detect vertical edges you have to transpose them.</text:p>
      <text:p text:style-name="P5"/>
      <text:p text:style-name="P5">1.Try applying this filters</text:p>
      <text:p text:style-name="P5">2.What is the difference between prewitt and sobel?</text:p>
      <text:p text:style-name="P5"><text:s text:c="4"/>&gt; <text:span text:style-name="T26">Si bien ambos resaltan los bordes tanto en vertical como en <text:tab/>horizontal el filtro sobel genera imágenes con mayor brillo, se <text:tab/>observan más componentes en la imagen, si bien esto incluye más bordes <text:tab/>dentro de la imagen filtrada también permite observar mejor los bordes <text:tab/>generados por gradientes de menor pendiente, es el caso de bordes que <text:tab/>no sobresalen debido al angulo con que reflejan la luz, es decir, <text:tab/>aquellos que son iluminados </text:span><text:span text:style-name="T27">de forma perpendicular a su superficie</text:span><text:span text:style-name="T26">.</text:span></text:p>
      <text:p text:style-name="P5"/>
      <text:p text:style-name="P5">## Color Spaces</text:p>
      <text:p text:style-name="P5"/>
      <text:p text:style-name="P5">As seen on the section on reading image, color images are represented by matrices with 4 dimensios.</text:p>
      <text:p text:style-name="P5">The [color] matlab module contains functions for moving between</text:p>
      <text:p text:style-name="P5">color spaces.</text:p>
      <text:p text:style-name="P5"/>
      <text:p text:style-name="P5">1.Load the ``4.2.03.tiff`` image (Mandril).</text:p>
      <text:p text:style-name="P5">2.Split it into the three color channels</text:p>
      <text:p text:style-name="P5">4.Save the mosaic as a png file</text:p>
      <text:p text:style-name="P5"><text:s text:c="4"/></text:p>
      <text:p text:style-name="P5"><text:s text:c="4"/>```matlab</text:p>
      <text:p text:style-name="P5"><text:s text:c="4"/>print ('-dpng','rgb_mosaic.png');</text:p>
      <text:p text:style-name="P5"><text:s text:c="4"/>```</text:p>
      <text:p text:style-name="P5">5. <text:s/>Transform the image to the following color spaces and repeat the exercise</text:p>
      <text:p text:style-name="P5"><text:s text:c="4"/>- <text:s text:c="2"/>ycbcr</text:p>
      <text:p text:style-name="P5"><text:s text:c="4"/>- <text:s text:c="2"/>lab</text:p>
      <text:p text:style-name="P5"><text:s text:c="4"/>- <text:s text:c="2"/>hsv (use [rgb2hsv]</text:p>
      <text:p text:style-name="P5"><text:soft-page-break/></text:p>
      <text:p text:style-name="P5">6. <text:s/>Save all the mosaics in your github repository</text:p>
      <text:p text:style-name="P5"/>
      <text:p text:style-name="P5">## Pyramids</text:p>
      <text:p text:style-name="P5"/>
      <text:p text:style-name="P5">The [impyramid](http://www.mathworks.com/help/images/ref/impyramid.html) function creates gaussian pyramids from an image.</text:p>
      <text:p text:style-name="P5"/>
      <text:p text:style-name="P5">1. <text:s/>Read the manual page</text:p>
      <text:p text:style-name="P5">2. <text:s/>Create a four level pyramid from the ``5.1.12`` clock <text:s/>image</text:p>
      <text:p text:style-name="P5">3. <text:s/>At what level does the people in the picture dissappear?</text:p>
      <text:p text:style-name="P5"/>
      <text:p text:style-name="P5"><text:s text:c="4"/>&gt; <text:s text:c="2"/><text:span text:style-name="T28">En el segundo nivel no se diferencian las personas de las fotos pequeñas y en el tercer nivel de la pirámide no se distinguen la persona en la foto mas grande.</text:span></text:p>
      <text:p text:style-name="P5"><text:s text:c="4"/></text:p>
      <text:p text:style-name="P5">4. <text:s/>At what level does the numbers in the clock disappear?</text:p>
      <text:p text:style-name="P5"/>
      <text:p text:style-name="P5"><text:s text:c="4"/>&gt; <text:s text:c="2"/><text:span text:style-name="T28">En el tercer nivel no es posible diferenciar los números del reloj y en el cuarto nivel no queda registro de la ubicación de estos.</text:span></text:p>
      <text:p text:style-name="P5"/>
      <text:p text:style-name="P5">## Template Matching</text:p>
      <text:p text:style-name="P5"/>
      <text:p text:style-name="P5">The [norm2corrx](http://www.mathworks.com/help/images/ref/normxcorr2.htm) can be used to look for patterns in an image.</text:p>
      <text:p text:style-name="P5"/>
      <text:p text:style-name="P5">1. <text:s/>Download the ``sequences.tar.gz`` file (from guitaca or sipi) and decompress it</text:p>
      <text:p text:style-name="P5">2. <text:s/>Go to the sequences directory</text:p>
      <text:p text:style-name="P5">3. <text:s/>Read the ``motion04.512.tiff`` image</text:p>
      <text:p text:style-name="P5">4. <text:s/>Use the ``imcrop`` comand to crop the train at the right side of the figure</text:p>
      <text:p text:style-name="P5"><text:s text:c="4"/></text:p>
      <text:p text:style-name="P5"><text:s text:c="4"/>```matlab</text:p>
      <text:p text:style-name="P5"><text:s text:c="4"/>[train,square] = imcrop(image);</text:p>
      <text:p text:style-name="P5"><text:s text:c="4"/>```</text:p>
      <text:p text:style-name="P6">5. <text:s/>Now use [normxcorr2](http://www.mathworks.com/help/images/ref/normxcorr2.htm) to locate the train back in the image</text:p>
      <text:p text:style-name="P5"/>
      <text:p text:style-name="P5"><text:s text:c="4"/>```matlab</text:p>
      <text:p text:style-name="P5"><text:s text:c="4"/>c=normxcorr2(train,image);</text:p>
      <text:p text:style-name="P5"><text:s text:c="4"/>% c is correlation from -1 to 1</text:p>
      <text:p text:style-name="P5"><text:s text:c="4"/>[sx,sy] = size(image);</text:p>
      <text:p text:style-name="P5"><text:s text:c="4"/>d=floor(size(train)/2);</text:p>
      <text:p text:style-name="P5"><text:s text:c="4"/>dx=d(1);</text:p>
      <text:p text:style-name="P5"><text:s text:c="4"/>dy=d(2);</text:p>
      <text:p text:style-name="P5"><text:s text:c="4"/>%Remove borders from c2 to make it the same size as image</text:p>
      <text:p text:style-name="P5"><text:s text:c="4"/>c2=c(dx+1:sx+dx,dy+1:sy+dy);</text:p>
      <text:p text:style-name="P5"><text:s text:c="4"/>%lets accentuate it more</text:p>
      <text:p text:style-name="P5"><text:s text:c="4"/>c3=c2.^3;</text:p>
      <text:p text:style-name="P5"><text:s text:c="4"/>%convert it into an image from 0 to 1</text:p>
      <text:p text:style-name="P5"><text:s text:c="4"/>cr=0.5+0.5*c3;</text:p>
      <text:p text:style-name="P5"><text:s text:c="4"/>%leave the original image as the luminance channel</text:p>
      <text:p text:style-name="P5"><text:soft-page-break/><text:s text:c="4"/>y=mat2gray(image);</text:p>
      <text:p text:style-name="P5"><text:s text:c="4"/>%empty cb channel</text:p>
      <text:p text:style-name="P5"><text:s text:c="4"/>cb=0.5*ones(size(image));</text:p>
      <text:p text:style-name="P5"><text:s text:c="4"/>%join the three channels</text:p>
      <text:p text:style-name="P5"><text:s text:c="4"/>ycbcr=cat(3,y,cb,cr);</text:p>
      <text:p text:style-name="P5"><text:s text:c="4"/>rgb=ycbcr2rgb(ycbcr);</text:p>
      <text:p text:style-name="P5"><text:s text:c="4"/>imshow(rgb);</text:p>
      <text:p text:style-name="P5"><text:s text:c="4"/>```</text:p>
      <text:p text:style-name="P5">6. <text:s/>Explain what the above code does</text:p>
      <text:p text:style-name="P5"/>
      <text:p text:style-name="P5"><text:s text:c="4"/>&gt; <text:span text:style-name="T29">El programa anterior lee la imagen motion04.512, </text:span><text:span text:style-name="T30">luego abre una <text:tab/>ventana con la imagen para seleccionar la sección de la imagen con la <text:tab/>que se desea hacer la correlación, esto se logra con imcrop, esto <text:tab/>asegura que la correlación dentro de la imagen podrá tener al menos un <text:tab/>resultado correcto o de mayor intensidad. Posteriormente se toma la <text:tab/>imágen de la correlación y se adecua para poder superponerla a la <text:tab/>imagen original en la visualización, esto permite mayor claridad en <text:tab/>los puntos que presentan una mayor relación con respecto al patrón <text:tab/>definido inicialmente con la herramienta imcrop; lo que se hace con la <text:tab/>imagen de correlación es ponerla del mismo tamaño que la imagen <text:tab/>original, se amplifica a una potencia de 3 el resultado de la <text:tab/>correlación para acentuar el punto donde se presenta la mayor <text:tab/>similitud (tren), la imagen final se encuentra en el espacio RGB luego <text:tab/>de la conversión desde el espacio YcbCr, donde Y que es la luminancia <text:tab/>se obtiene de convertir la imagen inicial a escala de </text:span><text:span text:style-name="T32">grises</text:span><text:span text:style-name="T30">, las <text:tab/>coordenadas Cb y Cr dentro del espacio está dada por la </text:span><text:span text:style-name="T32">imagen</text:span><text:span text:style-name="T30"> de la <text:tab/>correlación, al convertir a RGB esta visualización se puede observar <text:tab/>en tonos fucsia que corresponde a valores altos de Cr, es el caso del <text:tab/>tren que en la mitad muestra un punto con este color que lo ocupa. </text:span></text:p>
      <text:p text:style-name="P5"><text:s text:c="4"/></text:p>
      <text:p text:style-name="P5">7. <text:s/>Now lets find the train in the next frame, read image ``motion05.512.tiff``.</text:p>
      <text:p text:style-name="P5">8. <text:s/>Apply the procedure written above to it (use the train template from the past frame)</text:p>
      <text:p text:style-name="P5">9. <text:s/>What are the limitations of this method?</text:p>
      <text:p text:style-name="P5"/>
      <text:p text:style-name="P5"><text:s text:c="4"/>&gt; <text:span text:style-name="T31">El método muestra la limitación de presentar indices de correlación <text:tab/>altos en puntos que no se encuentran relacionados con el objeto de <text:tab/>comparación (tren), este depende en gran medida de la relación de <text:tab/>ubicación entre los objetos, pues el error de correlación en otros <text:tab/>puntos se </text:span><text:span text:style-name="T32">acentúa</text:span><text:span text:style-name="T31"> a medida que el objeto de comparación se acerca a <text:tab/>otro objeto, en este caso <text:s/>un carro.</text:span></text:p>
      <text:p text:style-name="P5"/>
      <text:p text:style-name="P5">## End</text:p>
      <text:p text:style-name="P5"/>
      <text:p text:style-name="P5">Don't forget to commit and push your answers and images to github</text:p>
      <text:p text:style-name="P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19:45:09.233000000</meta:creation-date>
    <dc:date>2015-02-24T02:17:12.478000000</dc:date>
    <meta:editing-duration>PT1H54M40S</meta:editing-duration>
    <meta:editing-cycles>5</meta:editing-cycles>
    <meta:generator>LibreOffice/4.3.5.2$Windows_x86 LibreOffice_project/3a87456aaa6a95c63eea1c1b3201acedf0751bd5</meta:generator>
    <meta:document-statistic meta:table-count="0" meta:image-count="0" meta:object-count="0" meta:page-count="6" meta:paragraph-count="159" meta:word-count="1945" meta:character-count="11879" meta:non-whitespace-character-count="9720"/>
  </office:meta>
</office:document-meta>
</file>